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5" style:family="paragraph" style:parent-style-name="Standard">
      <style:paragraph-properties fo:text-align="end" style:justify-single-word="false" fo:hyphenation-ladder-count="no-limit" style:snap-to-layout-grid="false"/>
      <style:text-properties officeooo:paragraph-rsid="001db011" fo:hyphenate="true" fo:hyphenation-remain-char-count="2" fo:hyphenation-push-char-count="2"/>
    </style:style>
    <style:style style:name="P6" style:family="paragraph" style:parent-style-name="Standard">
      <style:paragraph-properties fo:text-align="end" style:justify-single-word="false"/>
      <style:text-properties officeooo:paragraph-rsid="0020e019"/>
    </style:style>
    <style:style style:name="P7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8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font-size-complex="12pt" style:font-style-complex="italic" style:font-weight-complex="bold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5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6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147f96" officeooo:paragraph-rsid="00147f96" style:font-size-asian="12pt" style:language-asian="ru" style:country-asian="RU" style:font-size-complex="12pt"/>
    </style:style>
    <style:style style:name="P17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147f96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 style:font-style-complex="italic"/>
    </style:style>
    <style:style style:name="T9" style:family="text">
      <style:text-properties fo:font-size="12pt" style:font-size-asian="12pt" style:font-size-complex="12pt" style:font-style-complex="italic" style:font-weight-complex="bold"/>
    </style:style>
    <style:style style:name="T10" style:family="text">
      <style:text-properties fo:font-size="12pt" officeooo:rsid="001656e9" style:font-size-asian="12pt" style:font-size-complex="12pt" style:font-style-complex="italic" style:font-weight-complex="bold"/>
    </style:style>
    <style:style style:name="T11" style:family="text">
      <style:text-properties fo:font-size="12pt" style:font-size-asian="12pt" style:language-asian="ru" style:country-asian="RU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3" style:family="text">
      <style:text-properties fo:color="#ff0000" fo:font-size="12pt" style:font-size-asian="12pt" style:font-size-complex="12pt" style:font-style-complex="italic" style:font-weight-complex="bold"/>
    </style:style>
    <style:style style:name="T14" style:family="text">
      <style:text-properties fo:color="#ff0000" fo:font-size="12pt" style:font-name-asian="Arial" style:font-size-asian="12pt" style:font-size-complex="12pt"/>
    </style:style>
    <style:style style:name="T15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16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17" style:family="text">
      <style:text-properties style:use-window-font-color="true" fo:font-size="12pt" style:text-underline-style="none" fo:font-weight="bold" officeooo:rsid="001db011" style:font-name-asian="Arial" style:font-size-asian="12pt" style:font-weight-asian="bold" style:font-size-complex="12pt" style:font-weight-complex="bold"/>
    </style:style>
    <style:style style:name="T18" style:family="text">
      <style:text-properties style:use-window-font-color="true" fo:font-size="12pt" style:text-underline-style="none" fo:font-weight="normal" officeooo:rsid="0020e019" style:font-name-asian="Arial" style:font-size-asian="12pt" style:font-weight-asian="normal" style:font-size-complex="12pt" style:font-weight-complex="normal"/>
    </style:style>
    <style:style style:name="T19" style:family="text">
      <style:text-properties style:use-window-font-color="true" fo:font-size="12pt" style:font-size-asian="12pt" style:font-size-complex="12pt"/>
    </style:style>
    <style:style style:name="T20" style:family="text">
      <style:text-properties style:use-window-font-color="true" fo:font-size="12pt" style:font-size-asian="12pt" style:font-size-complex="12pt" style:font-style-complex="italic" style:font-weight-complex="bold"/>
    </style:style>
    <style:style style:name="T21" style:family="text">
      <style:text-properties style:use-window-font-color="true" fo:font-size="12pt" officeooo:rsid="00147f96" style:font-size-asian="12pt" style:font-size-complex="12pt" style:font-style-complex="italic" style:font-weight-complex="bold"/>
    </style:style>
    <style:style style:name="T22" style:family="text">
      <style:text-properties style:use-window-font-color="true" fo:font-size="12pt" officeooo:rsid="001656e9" style:font-size-asian="12pt" style:font-size-complex="12pt" style:font-style-complex="italic" style:font-weight-complex="bold"/>
    </style:style>
    <style:style style:name="T23" style:family="text">
      <style:text-properties style:use-window-font-color="true" fo:font-size="12pt" officeooo:rsid="001c0227" style:font-size-asian="12pt" style:font-size-complex="12pt" style:font-style-complex="italic" style:font-weight-complex="bold"/>
    </style:style>
    <style:style style:name="T24" style:family="text">
      <style:text-properties style:use-window-font-color="true" fo:font-size="12pt" officeooo:rsid="001e7511" style:font-size-asian="12pt" style:font-size-complex="12pt" style:font-style-complex="italic" style:font-weight-complex="bold"/>
    </style:style>
    <style:style style:name="T25" style:family="text">
      <style:text-properties style:use-window-font-color="true" fo:font-size="12pt" style:font-name-asian="Arial" style:font-size-asian="12pt" style:font-size-complex="12pt"/>
    </style:style>
    <style:style style:name="T26" style:family="text">
      <style:text-properties style:use-window-font-color="true" fo:font-size="12pt" fo:font-weight="bold" style:font-size-asian="12pt" style:font-weight-asian="bold" style:font-size-complex="12pt" style:font-style-complex="italic" style:font-weight-complex="bold"/>
    </style:style>
    <style:style style:name="T27" style:family="text">
      <style:text-properties style:use-window-font-color="true" fo:font-size="12pt" fo:font-weight="bold" officeooo:rsid="001656e9" style:font-size-asian="12pt" style:font-weight-asian="bold" style:font-size-complex="12pt" style:font-style-complex="italic" style:font-weight-complex="bold"/>
    </style:style>
    <style:style style:name="T28" style:family="text">
      <style:text-properties style:use-window-font-color="true" fo:font-size="12pt" fo:font-weight="normal" officeooo:rsid="001db011" style:font-size-asian="12pt" style:font-weight-asian="normal" style:font-size-complex="12pt" style:font-weight-complex="normal"/>
    </style:style>
    <style:style style:name="T29" style:family="text">
      <style:text-properties style:use-window-font-color="true" officeooo:rsid="00147f96"/>
    </style:style>
    <style:style style:name="T30" style:family="text">
      <style:text-properties style:use-window-font-color="true" officeooo:rsid="001db0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Internet_20_link"><text:span text:style-name="T1"/></text:span></text:p>
      <text:p text:style-name="P4"><text:span text:style-name="Internet_20_link"><text:span text:style-name="T1"/></text:span></text:p>
      <text:p text:style-name="P4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7"><text:span text:style-name="Internet_20_link"><text:span text:style-name="T2"/></text:span></text:p>
            <text:p text:style-name="P8"><text:span text:style-name="Internet_20_link"><text:span text:style-name="T2">«___»_____________20__г.</text:span></text:span></text:p>
          </table:table-cell>
          <table:table-cell table:style-name="Таблица1.A1" office:value-type="string">
            <text:p text:style-name="P5"><text:span text:style-name="Internet_20_link"><text:span text:style-name="T17">{{Получатель.Наименование}}</text:span></text:span></text:p>
            <text:p text:style-name="P3"><text:span text:style-name="T19">ИНН </text:span><text:span text:style-name="T28">{{Получатель.ИНН}}</text:span><text:span text:style-name="T25">,</text:span><text:span text:style-name="T14"> </text:span></text:p>
            <text:p text:style-name="P6"><text:span text:style-name="Internet_20_link"><text:span text:style-name="T18">{{Получатель.АдресЮридический}}</text:span></text:span></text:p>
            <text:p text:style-name="P4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9"/>
      <text:p text:style-name="P10">ПРЕТЕНЗИЯ</text:p>
      <text:p text:style-name="P10">об оплате задолженности по договору</text:p>
      <text:p text:style-name="P10">и уплате пени</text:p>
      <text:p text:style-name="P10"/>
      <text:p text:style-name="P12"><text:span text:style-name="T5">Между </text:span><text:span text:style-name="T21">{{Отправитель.Наименование}}</text:span><text:span text:style-name="T5"> <text:s/>и </text:span><text:span text:style-name="T21">{{Получатель.Наименование}}</text:span><text:span text:style-name="T5"> </text:span><text:span text:style-name="T6">{{ДатаДоговора}}</text:span><text:span text:style-name="T13"> </text:span><text:span text:style-name="T5">заключен договор </text:span><text:span text:style-name="T21">{{НаименованиеДоговора}}</text:span><text:span text:style-name="T5"> (</text:span><text:span text:style-name="T7">далее - Договор</text:span><text:span text:style-name="T5">). </text:span></text:p>
      <text:p text:style-name="P12"><text:span text:style-name="T22">{{Содержание}}</text:span></text:p>
      <text:p text:style-name="P11"><text:span text:style-name="T9">В соответствии с пунктом </text:span><text:span text:style-name="T22">{{ПунктДоговора}} </text:span><text:span text:style-name="T23">Договора</text:span><text:span text:style-name="T9">, за просрочку оплаты долга Вы обязаны уплатить пени из расчета </text:span><text:span text:style-name="T10">{{ПеняПроцент}}</text:span><text:span text:style-name="T20">%</text:span><text:span text:style-name="T9"> от суммы просроченной задолженности за каждый </text:span><text:span text:style-name="T22">{{ВидДней}}</text:span><text:span text:style-name="T9"> день просрочки.</text:span></text:p>
      <text:p text:style-name="P11"><text:span text:style-name="T9">По состоянию на</text:span><text:span text:style-name="T13"> </text:span><text:span text:style-name="T24">{{ПеняДата}}</text:span><text:span text:style-name="T13"> </text:span><text:span text:style-name="T9">сумма пени составляет</text:span><text:span text:style-name="T13"> </text:span><text:span text:style-name="T22">{{ПеняСумма}}</text:span><text:span text:style-name="T13"> </text:span><text:span text:style-name="T9">рублей (расчет пени прилагается).</text:span></text:p>
      <text:p text:style-name="P13"/>
      <text:p text:style-name="P11"><text:span text:style-name="T9">Односторонний отказ от исполнения обязательств не допускается.</text:span><text:span text:style-name="T8"> На основании вышеизложенного, в соответствии с условиями договора и положениями действующего законодательства</text:span><text:span text:style-name="T9">, предлагаю</text:span><text:span text:style-name="T12"> в течение</text:span><text:span text:style-name="T16"> </text:span><text:span text:style-name="T27">{{Дни}}</text:span><text:span text:style-name="T12"> дней с момента получения Вами настоящей претензии</text:span><text:span text:style-name="T9">:</text:span></text:p>
      <text:p text:style-name="P11"><text:span text:style-name="T9">- <text:s/></text:span><text:span text:style-name="T12">погасить задолженность по договору в размере</text:span><text:span text:style-name="T16"> </text:span><text:span text:style-name="T27">{{ЗадолженностьСумма}}</text:span><text:span text:style-name="T15"> </text:span><text:span text:style-name="T26">рублей</text:span><text:span text:style-name="T12">;</text:span></text:p>
      <text:p text:style-name="P11"><text:span text:style-name="T12">- уплатить пени в сумме</text:span><text:span text:style-name="T16"> </text:span><text:span text:style-name="T27">{{ПеняСумма}}</text:span><text:span text:style-name="T15"> </text:span><text:span text:style-name="T12">рублей.</text:span><text:span text:style-name="T16"> <text:s text:c="2"/></text:span></text:p>
      <text:p text:style-name="P11"><text:span text:style-name="T11">В <text:s text:c="2"/>случае неисполнения настоящего требования об оплате сформировавшейся задолженности по договору будем вынуждены обратиться <text:s/>с <text:s/>исковым <text:s text:c="2"/>заявлением <text:s/>в суд в установленном</text:span><text:span text:style-name="T4"> </text:span><text:span text:style-name="T11">законодательством <text:s/>Российской <text:s/>Федерации <text:s/>порядке для защиты своих законных</text:span><text:span text:style-name="T4"> </text:span><text:span text:style-name="T11">прав и интересов.</text:span></text:p>
      <text:p text:style-name="P14">Приложение: Расчет суммы пени по договору.</text:p>
      <text:p text:style-name="P14"/>
      <text:p text:style-name="P16">{{Отправитель.РуководительДолжность}}</text:p>
      <text:p text:style-name="P15"><text:span text:style-name="T29">{{Отправитель.Наименование}}</text:span><text:tab/><text:tab/> <text:s text:c="7"/><text:span text:style-name="T30">{{ShortName(Отправитель.РуководительФИО)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7T15:55:00</meta:creation-date>
    <dc:date>2019-12-28T07:40:12.960365095</dc:date>
    <meta:print-date>2018-01-26T11:28:00</meta:print-date>
    <meta:editing-cycles>21</meta:editing-cycles>
    <meta:editing-duration>PT2H51M30S</meta:editing-duration>
    <meta:generator>LibreOffice/4.2.8.2$Linux_x86 LibreOffice_project/420m0$Build-2</meta:generator>
    <meta:document-statistic meta:table-count="1" meta:image-count="0" meta:object-count="0" meta:page-count="1" meta:paragraph-count="18" meta:word-count="151" meta:character-count="1428" meta:non-whitespace-character-count="1269"/>
  </office:meta>
</office:document-meta>
</file>